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MS Sans Serif" svg:font-family="MS Sans Serif"/>
  </office:font-face-decls>
  <office:automatic-styles>
    <style:style style:name="co1" style:family="table-column">
      <style:table-column-properties fo:break-before="auto" style:column-width="0.833333333333333in"/>
    </style:style>
    <style:style style:name="co2" style:family="table-column">
      <style:table-column-properties fo:break-before="auto" style:column-width="1.1875in"/>
    </style:style>
    <style:style style:name="co3" style:family="table-column">
      <style:table-column-properties fo:break-before="auto" style:column-width="1.95833333333333in"/>
    </style:style>
    <style:style style:name="co4" style:family="table-column">
      <style:table-column-properties fo:break-before="auto" style:column-width="1.04166666666667in"/>
    </style:style>
    <style:style style:name="co5" style:family="table-column">
      <style:table-column-properties fo:break-before="auto" style:column-width="1.23958333333333in"/>
    </style:style>
    <style:style style:name="co6" style:family="table-column">
      <style:table-column-properties fo:break-before="auto" style:column-width="1.0625in"/>
    </style:style>
    <style:style style:name="co7" style:family="table-column">
      <style:table-column-properties fo:break-before="auto" style:column-width="0.604166666666667in"/>
    </style:style>
    <style:style style:name="ro1" style:family="table-row">
      <style:table-row-properties style:row-height="0.177083333333333in" fo:break-before="auto" style:use-optimal-row-height="true"/>
    </style:style>
    <style:style style:name="ro2" style:family="table-row">
      <style:table-row-properties style:row-height="0.479166666666667in" fo:break-before="auto" style:use-optimal-row-height="false"/>
    </style:style>
    <style:style style:name="ta1" style:family="table" style:master-page-name="PageStyle_5f_ARTÍCULOS">
      <style:table-properties table:display="true" style:writing-mode="lr-tb"/>
    </style:style>
    <style:style style:name="ce1" style:family="table-cell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>
      <style:text-properties style:font-name="MS Sans Serif" style:font-name-asian="MS Sans Serif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" style:family="table-cell">
      <style:text-properties style:font-name="MS Sans Serif" style:font-name-asian="MS Sans Serif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</style:style>
    <style:style style:name="ce24" style:family="table-cell" style:parent-style-name="Default" style:data-style-name="N0">
      <style:table-cell-properties fo:border-left="1.0pt solid " fo:border-right="1.0pt solid " fo:border-top="1.0pt solid " fo:border-bottom="1.0pt solid " style:vertical-align="bottom"/>
      <style:paragraph-properties/>
    </style:style>
    <style:style style:name="ce25" style:family="table-cell" style:parent-style-name="Default" style:data-style-name="N14">
      <style:table-cell-properties fo:border-left="1.0pt solid " fo:border-right="1.0pt solid " fo:border-top="1.0pt solid " fo:border-bottom="1.0pt solid " style:vertical-align="bottom"/>
      <style:paragraph-properties/>
    </style:style>
    <style:style style:name="ce26" style:family="table-cell" style:parent-style-name="Default" style:data-style-name="N14">
      <style:table-cell-properties fo:border-left="1.0pt solid " fo:border-right="1.0pt solid " fo:border-top="1.0pt solid " fo:border-bottom="1.0pt solid " style:vertical-align="bottom"/>
      <style:paragraph-properties/>
    </style:style>
    <style:style style:name="ce27" style:family="table-cell" style:parent-style-name="Euro" style:data-style-name="N180">
      <style:table-cell-properties fo:border-left="1.0pt solid " fo:border-right="1.0pt solid " fo:border-top="1.0pt solid " fo:border-bottom="1.0pt solid " style:vertical-align="bottom"/>
      <style:paragraph-properties/>
    </style:style>
    <style:style style:name="ce28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/>
    </style:style>
    <style:style style:name="ce29" style:family="table-cell" style:parent-style-name="Euro" style:data-style-name="N180">
      <style:table-cell-properties fo:border-left="1.0pt solid " fo:border-right="1.0pt solid " fo:border-top="1.0pt solid " fo:border-bottom="1.0pt solid " style:vertical-align="bottom"/>
      <style:paragraph-properties/>
    </style:style>
    <style:style style:name="ce30" style:family="table-cell" style:parent-style-name="Default" style:data-style-name="N0">
      <style:table-cell-properties fo:border-left="1.0pt solid " fo:border-right="1.0pt solid " fo:border-top="1.0pt solid " fo:border-bottom="1.0pt solid " style:vertical-align="middle" fo:background-color="#FFFF00"/>
      <style:paragraph-properties fo:text-align="center"/>
    </style:style>
    <style:style style:name="ce31" style:family="table-cell" style:parent-style-name="Default" style:data-style-name="N14">
      <style:table-cell-properties fo:border-left="1.0pt solid " fo:border-right="1.0pt solid " fo:border-top="1.0pt solid " fo:border-bottom="1.0pt solid " style:vertical-align="middle" fo:background-color="#FFFF00"/>
      <style:paragraph-properties fo:text-align="center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style:font-name="MS Sans Serif" style:font-name-asian="MS Sans Serif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style:font-name="MS Sans Serif" style:font-name-asian="MS Sans Serif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5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FF" style:text-underline-style="solid" style:text-underline-type="single"/>
    </style:style>
  </office:automatic-styles>
  <office:body>
    <office:spreadsheet>
      <table:table table:name="ARTÍCULO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50"/>
        <table:table-row table:style-name="ro2">
          <table:table-cell table:style-name="ce30" office:value-type="string">
            <text:p>SECCIÓN</text:p>
          </table:table-cell>
          <table:table-cell table:style-name="ce30" office:value-type="string">
            <text:p>NOMBRE ARTÍCULO</text:p>
          </table:table-cell>
          <table:table-cell table:style-name="ce30" office:value-type="string">
            <text:p>FECHA</text:p>
          </table:table-cell>
          <table:table-cell table:style-name="ce31" office:value-type="string">
            <text:p>PAÍS DE ORIGEN</text:p>
          </table:table-cell>
          <table:table-cell table:style-name="ce30" office:value-type="string">
            <text:p>PRECIO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ERÁMICA</text:p>
          </table:table-cell>
          <table:table-cell table:style-name="ce24" office:value-type="string">
            <text:p>Tubos</text:p>
          </table:table-cell>
          <table:table-cell table:style-name="ce26" office:value-type="date" office:date-value="1997-03-04T00:00:00">
            <text:p>04/03/1997</text:p>
          </table:table-cell>
          <table:table-cell table:style-name="ce25" office:value-type="string">
            <text:p>China</text:p>
          </table:table-cell>
          <table:table-cell table:style-name="ce27" office:value-type="float" office:value="140.354356736745">
            <text:p> 140,35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ERÁMICA</text:p>
          </table:table-cell>
          <table:table-cell table:style-name="ce24" office:value-type="string">
            <text:p>Plato Decorativo</text:p>
          </table:table-cell>
          <table:table-cell table:style-name="ce26" office:value-type="date" office:date-value="1997-06-07T00:00:00">
            <text:p>07/06/1997</text:p>
          </table:table-cell>
          <table:table-cell table:style-name="ce25" office:value-type="string">
            <text:p>China</text:p>
          </table:table-cell>
          <table:table-cell table:style-name="ce27" office:value-type="float" office:value="45.0759078287837">
            <text:p> 45,08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ERÁMICA</text:p>
          </table:table-cell>
          <table:table-cell table:style-name="ce24" office:value-type="string">
            <text:p>Juego de te</text:p>
          </table:table-cell>
          <table:table-cell table:style-name="ce26" office:value-type="date" office:date-value="1997-01-15T00:00:00">
            <text:p>15/01/1997</text:p>
          </table:table-cell>
          <table:table-cell table:style-name="ce25" office:value-type="string">
            <text:p>China</text:p>
          </table:table-cell>
          <table:table-cell table:style-name="ce27" office:value-type="float" office:value="36.0607262630269">
            <text:p> 36,06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ERÁMICA</text:p>
          </table:table-cell>
          <table:table-cell table:style-name="ce24" office:value-type="string">
            <text:p>Cenicero</text:p>
          </table:table-cell>
          <table:table-cell table:style-name="ce26" office:value-type="date" office:date-value="1997-07-02T00:00:00">
            <text:p>02/07/1997</text:p>
          </table:table-cell>
          <table:table-cell table:style-name="ce25" office:value-type="string">
            <text:p>Japón</text:p>
          </table:table-cell>
          <table:table-cell table:style-name="ce27" office:value-type="float" office:value="16.455711418028">
            <text:p> 16,46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ERÁMICA</text:p>
          </table:table-cell>
          <table:table-cell table:style-name="ce24" office:value-type="string">
            <text:p>Maceta</text:p>
          </table:table-cell>
          <table:table-cell table:style-name="ce26" office:value-type="date" office:date-value="1997-02-23T00:00:00">
            <text:p>23/02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24.2027574435349">
            <text:p> 24,20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ERÁMICA</text:p>
          </table:table-cell>
          <table:table-cell table:style-name="ce24" office:value-type="string">
            <text:p>Jarra china</text:p>
          </table:table-cell>
          <table:table-cell table:style-name="ce26" office:value-type="date" office:date-value="1997-09-02T00:00:00">
            <text:p>02/09/1997</text:p>
          </table:table-cell>
          <table:table-cell table:style-name="ce25" office:value-type="string">
            <text:p>China</text:p>
          </table:table-cell>
          <table:table-cell table:style-name="ce27" office:value-type="float" office:value="106.475304412631">
            <text:p> 106,48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ONFECCIÓN</text:p>
          </table:table-cell>
          <table:table-cell table:style-name="ce24" office:value-type="string">
            <text:p>Tarje Caballero</text:p>
          </table:table-cell>
          <table:table-cell table:style-name="ce26" office:value-type="date" office:date-value="1997-03-11T00:00:00">
            <text:p>11/03/1997</text:p>
          </table:table-cell>
          <table:table-cell table:style-name="ce25" office:value-type="string">
            <text:p>Italia</text:p>
          </table:table-cell>
          <table:table-cell table:style-name="ce27" office:value-type="float" office:value="237.147356147753">
            <text:p> 237,15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ONFECCIÓN</text:p>
          </table:table-cell>
          <table:table-cell table:style-name="ce24" office:value-type="string">
            <text:p>Pantalón Señora</text:p>
          </table:table-cell>
          <table:table-cell table:style-name="ce26" office:value-type="date" office:date-value="1997-05-01T00:00:00">
            <text:p>01/05/1997</text:p>
          </table:table-cell>
          <table:table-cell table:style-name="ce25" office:value-type="string">
            <text:p>Marruecos</text:p>
          </table:table-cell>
          <table:table-cell table:style-name="ce27" office:value-type="float" office:value="145.192504177034">
            <text:p> 145,19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ONFECCIÓN</text:p>
          </table:table-cell>
          <table:table-cell table:style-name="ce24" office:value-type="string">
            <text:p>Camisa Caballero</text:p>
          </table:table-cell>
          <table:table-cell table:style-name="ce26" office:value-type="date" office:date-value="1997-08-11T00:00:00">
            <text:p>11/08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55.9422066760425">
            <text:p> 55,94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ONFECCIÓN</text:p>
          </table:table-cell>
          <table:table-cell table:style-name="ce24" office:value-type="string">
            <text:p>Blusa Sra.</text:p>
          </table:table-cell>
          <table:table-cell table:style-name="ce26" office:value-type="date" office:date-value="1997-03-18T00:00:00">
            <text:p>18/03/1997</text:p>
          </table:table-cell>
          <table:table-cell table:style-name="ce25" office:value-type="string">
            <text:p>China</text:p>
          </table:table-cell>
          <table:table-cell table:style-name="ce27" office:value-type="float" office:value="84.2138160662556">
            <text:p> 84,21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ONFECCIÓN</text:p>
          </table:table-cell>
          <table:table-cell table:style-name="ce24" office:value-type="string">
            <text:p>Cazadora piel</text:p>
          </table:table-cell>
          <table:table-cell table:style-name="ce26" office:value-type="date" office:date-value="1997-07-10T00:00:00">
            <text:p>10/07/1997</text:p>
          </table:table-cell>
          <table:table-cell table:style-name="ce25" office:value-type="string">
            <text:p>Italia</text:p>
          </table:table-cell>
          <table:table-cell table:style-name="ce27" office:value-type="float" office:value="435.577512531102">
            <text:p> 435,58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ONFECCIÓN</text:p>
          </table:table-cell>
          <table:table-cell table:style-name="ce24" office:value-type="string">
            <text:p>Abrigo Caballero</text:p>
          </table:table-cell>
          <table:table-cell table:style-name="ce26" office:value-type="date" office:date-value="1997-07-05T00:00:00">
            <text:p>05/07/1997</text:p>
          </table:table-cell>
          <table:table-cell table:style-name="ce25" office:value-type="string">
            <text:p>Italia</text:p>
          </table:table-cell>
          <table:table-cell table:style-name="ce27" office:value-type="float" office:value="203.268303823639">
            <text:p> 203,27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ONFECCIÓN</text:p>
          </table:table-cell>
          <table:table-cell table:style-name="ce24" office:value-type="string">
            <text:p>Abrigo Sra</text:p>
          </table:table-cell>
          <table:table-cell table:style-name="ce26" office:value-type="date" office:date-value="1997-05-03T00:00:00">
            <text:p>03/05/1997</text:p>
          </table:table-cell>
          <table:table-cell table:style-name="ce25" office:value-type="string">
            <text:p>Marruecos</text:p>
          </table:table-cell>
          <table:table-cell table:style-name="ce27" office:value-type="float" office:value="300.061303234647">
            <text:p> 300,06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CONFECCIÓN</text:p>
          </table:table-cell>
          <table:table-cell table:style-name="ce24" office:value-type="string">
            <text:p>Cinturón de piel</text:p>
          </table:table-cell>
          <table:table-cell table:style-name="ce26" office:value-type="date" office:date-value="1997-05-12T00:00:00">
            <text:p>12/05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3.60607262630269">
            <text:p> 3,61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Raqueta Tenis</text:p>
          </table:table-cell>
          <table:table-cell table:style-name="ce26" office:value-type="date" office:date-value="1997-03-20T00:00:00">
            <text:p>20/03/1997</text:p>
          </table:table-cell>
          <table:table-cell table:style-name="ce25" office:value-type="string">
            <text:p>Usa</text:p>
          </table:table-cell>
          <table:table-cell table:style-name="ce27" office:value-type="float" office:value="77.8911687281382">
            <text:p> 77,89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Chándal</text:p>
          </table:table-cell>
          <table:table-cell table:style-name="ce26" office:value-type="date" office:date-value="1997-09-13T00:00:00">
            <text:p>13/09/1997</text:p>
          </table:table-cell>
          <table:table-cell table:style-name="ce25" office:value-type="string">
            <text:p>Usa</text:p>
          </table:table-cell>
          <table:table-cell table:style-name="ce27" office:value-type="float" office:value="193.393674948613">
            <text:p> 193,39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Tren Eléctrico</text:p>
          </table:table-cell>
          <table:table-cell table:style-name="ce26" office:value-type="date" office:date-value="1997-07-03T00:00:00">
            <text:p>03/07/1997</text:p>
          </table:table-cell>
          <table:table-cell table:style-name="ce25" office:value-type="string">
            <text:p>Japón</text:p>
          </table:table-cell>
          <table:table-cell table:style-name="ce27" office:value-type="float" office:value="1254.48054523818">
            <text:p> 1.254,48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Pistola Olímpica</text:p>
          </table:table-cell>
          <table:table-cell table:style-name="ce26" office:value-type="date" office:date-value="1997-05-23T00:00:00">
            <text:p>23/05/1997</text:p>
          </table:table-cell>
          <table:table-cell table:style-name="ce25" office:value-type="string">
            <text:p>Suecia</text:p>
          </table:table-cell>
          <table:table-cell table:style-name="ce27" office:value-type="float" office:value="38.9455843640691">
            <text:p> 38,95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Monopatín</text:p>
          </table:table-cell>
          <table:table-cell table:style-name="ce26" office:value-type="date" office:date-value="1997-11-11T00:00:00">
            <text:p>11/11/1997</text:p>
          </table:table-cell>
          <table:table-cell table:style-name="ce25" office:value-type="string">
            <text:p>Marruecos</text:p>
          </table:table-cell>
          <table:table-cell table:style-name="ce27" office:value-type="float" office:value="93.0366737586095">
            <text:p> 93,04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Balón baloncesto</text:p>
          </table:table-cell>
          <table:table-cell table:style-name="ce26" office:value-type="date" office:date-value="1997-06-25T00:00:00">
            <text:p>25/06/1997</text:p>
          </table:table-cell>
          <table:table-cell table:style-name="ce25" office:value-type="string">
            <text:p>Japón</text:p>
          </table:table-cell>
          <table:table-cell table:style-name="ce27" office:value-type="float" office:value="62.7276333345354">
            <text:p> 62,73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Balón Fútbol</text:p>
          </table:table-cell>
          <table:table-cell table:style-name="ce26" office:value-type="date" office:date-value="1997-07-05T00:00:00">
            <text:p>05/07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36.5956270359285">
            <text:p> 36,60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Sudadera</text:p>
          </table:table-cell>
          <table:table-cell table:style-name="ce26" office:value-type="date" office:date-value="1997-11-03T00:00:00">
            <text:p>03/11/1997</text:p>
          </table:table-cell>
          <table:table-cell table:style-name="ce25" office:value-type="string">
            <text:p>Usa</text:p>
          </table:table-cell>
          <table:table-cell table:style-name="ce27" office:value-type="float" office:value="365.98031084346">
            <text:p> 365,98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DEPORTE</text:p>
          </table:table-cell>
          <table:table-cell table:style-name="ce24" office:value-type="string">
            <text:p>Bicicleta de montaña</text:p>
          </table:table-cell>
          <table:table-cell table:style-name="ce26" office:value-type="date" office:date-value="1997-03-14T00:00:00">
            <text:p>14/03/1997</text:p>
          </table:table-cell>
          <table:table-cell table:style-name="ce25" office:value-type="string">
            <text:p>Usa</text:p>
          </table:table-cell>
          <table:table-cell table:style-name="ce27" office:value-type="float" office:value="470.41818422223">
            <text:p> 470,42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FERRETERÍA</text:p>
          </table:table-cell>
          <table:table-cell table:style-name="ce24" office:value-type="string">
            <text:p>Destornillador</text:p>
          </table:table-cell>
          <table:table-cell table:style-name="ce26" office:value-type="date" office:date-value="1997-10-22T00:00:00">
            <text:p>22/10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5.52330123928696">
            <text:p> 5,52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FERRETERÍA</text:p>
          </table:table-cell>
          <table:table-cell table:style-name="ce24" office:value-type="string">
            <text:p>Serrucho</text:p>
          </table:table-cell>
          <table:table-cell table:style-name="ce26" office:value-type="date" office:date-value="1997-03-23T00:00:00">
            <text:p>23/03/1997</text:p>
          </table:table-cell>
          <table:table-cell table:style-name="ce25" office:value-type="string">
            <text:p>Francia</text:p>
          </table:table-cell>
          <table:table-cell table:style-name="ce27" office:value-type="float" office:value="25.1703869315928">
            <text:p> 25,17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FERRETERÍA</text:p>
          </table:table-cell>
          <table:table-cell table:style-name="ce24" office:value-type="string">
            <text:p>Llave Inglesa</text:p>
          </table:table-cell>
          <table:table-cell table:style-name="ce26" office:value-type="date" office:date-value="1997-04-23T00:00:00">
            <text:p>23/04/1997</text:p>
          </table:table-cell>
          <table:table-cell table:style-name="ce25" office:value-type="string">
            <text:p>Usa</text:p>
          </table:table-cell>
          <table:table-cell table:style-name="ce27" office:value-type="float" office:value="20.3322394913034">
            <text:p> 20,33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FERRETERÍA</text:p>
          </table:table-cell>
          <table:table-cell table:style-name="ce24" office:value-type="string">
            <text:p>Alicates</text:p>
          </table:table-cell>
          <table:table-cell table:style-name="ce26" office:value-type="date" office:date-value="1997-04-17T00:00:00">
            <text:p>17/04/1997</text:p>
          </table:table-cell>
          <table:table-cell table:style-name="ce25" office:value-type="string">
            <text:p>Italia</text:p>
          </table:table-cell>
          <table:table-cell table:style-name="ce27" office:value-type="float" office:value="5.61345305494453">
            <text:p> 5,61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FERRETERÍA</text:p>
          </table:table-cell>
          <table:table-cell table:style-name="ce24" office:value-type="string">
            <text:p>Martillo</text:p>
          </table:table-cell>
          <table:table-cell table:style-name="ce26" office:value-type="date" office:date-value="1997-09-04T00:00:00">
            <text:p>04/09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9.49599124926376">
            <text:p> 9,50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FERRETERÍA</text:p>
          </table:table-cell>
          <table:table-cell table:style-name="ce24" office:value-type="string">
            <text:p>Destornillador</text:p>
          </table:table-cell>
          <table:table-cell table:style-name="ce26" office:value-type="date" office:date-value="1997-02-20T00:00:00">
            <text:p>20/02/1997</text:p>
          </table:table-cell>
          <table:table-cell table:style-name="ce25" office:value-type="string">
            <text:p>Francia</text:p>
          </table:table-cell>
          <table:table-cell table:style-name="ce27" office:value-type="float" office:value="7.54871203106031">
            <text:p> 7,55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FERRETERÍA</text:p>
          </table:table-cell>
          <table:table-cell table:style-name="ce24" office:value-type="string">
            <text:p>Lima Grande</text:p>
          </table:table-cell>
          <table:table-cell table:style-name="ce26" office:value-type="date" office:date-value="1997-08-10T00:00:00">
            <text:p>10/08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18.3909703941437">
            <text:p> 18,39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FERRETERÍA</text:p>
          </table:table-cell>
          <table:table-cell table:style-name="ce24" office:value-type="string">
            <text:p>Juego de brocas</text:p>
          </table:table-cell>
          <table:table-cell table:style-name="ce26" office:value-type="date" office:date-value="1997-07-04T00:00:00">
            <text:p>04/07/1997</text:p>
          </table:table-cell>
          <table:table-cell table:style-name="ce25" office:value-type="string">
            <text:p>Taiwán</text:p>
          </table:table-cell>
          <table:table-cell table:style-name="ce27" office:value-type="float" office:value="12.5791833447526">
            <text:p> 12,58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JUGUETERÍA</text:p>
          </table:table-cell>
          <table:table-cell table:style-name="ce24" office:value-type="string">
            <text:p>Coche Teledirigido</text:p>
          </table:table-cell>
          <table:table-cell table:style-name="ce26" office:value-type="date" office:date-value="1997-05-26T00:00:00">
            <text:p>26/05/1997</text:p>
          </table:table-cell>
          <table:table-cell table:style-name="ce25" office:value-type="string">
            <text:p>Marruecos</text:p>
          </table:table-cell>
          <table:table-cell table:style-name="ce27" office:value-type="float" office:value="132.871756037167">
            <text:p> 132,87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JUGUETERÍA</text:p>
          </table:table-cell>
          <table:table-cell table:style-name="ce24" office:value-type="string">
            <text:p>Correpasillos</text:p>
          </table:table-cell>
          <table:table-cell table:style-name="ce26" office:value-type="date" office:date-value="1997-04-11T00:00:00">
            <text:p>11/04/1997</text:p>
          </table:table-cell>
          <table:table-cell table:style-name="ce25" office:value-type="string">
            <text:p>Japón</text:p>
          </table:table-cell>
          <table:table-cell table:style-name="ce27" office:value-type="float" office:value="86.1130143161083">
            <text:p> 86,11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JUGUETERÍA</text:p>
          </table:table-cell>
          <table:table-cell table:style-name="ce24" office:value-type="string">
            <text:p>Consola Video</text:p>
          </table:table-cell>
          <table:table-cell table:style-name="ce26" office:value-type="date" office:date-value="1997-09-24T00:00:00">
            <text:p>24/09/1997</text:p>
          </table:table-cell>
          <table:table-cell table:style-name="ce25" office:value-type="string">
            <text:p>Usa</text:p>
          </table:table-cell>
          <table:table-cell table:style-name="ce27" office:value-type="float" office:value="368.787037370933">
            <text:p> 368,79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JUGUETERÍA</text:p>
          </table:table-cell>
          <table:table-cell table:style-name="ce24" office:value-type="string">
            <text:p>Muñeca Andadora</text:p>
          </table:table-cell>
          <table:table-cell table:style-name="ce26" office:value-type="date" office:date-value="1997-10-04T00:00:00">
            <text:p>04/10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87.5494332455856">
            <text:p> 87,55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JUGUETERÍA</text:p>
          </table:table-cell>
          <table:table-cell table:style-name="ce24" office:value-type="string">
            <text:p>Fuerte de soldados</text:p>
          </table:table-cell>
          <table:table-cell table:style-name="ce26" office:value-type="date" office:date-value="1997-11-25T00:00:00">
            <text:p>25/11/1997</text:p>
          </table:table-cell>
          <table:table-cell table:style-name="ce25" office:value-type="string">
            <text:p>Japón</text:p>
          </table:table-cell>
          <table:table-cell table:style-name="ce27" office:value-type="float" office:value="119.751661798469">
            <text:p> 119,75€ 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JUGUETERÍA</text:p>
          </table:table-cell>
          <table:table-cell table:style-name="ce24" office:value-type="string">
            <text:p>Pistola con sonidos</text:p>
          </table:table-cell>
          <table:table-cell table:style-name="ce26" office:value-type="date" office:date-value="1997-02-15T00:00:00">
            <text:p>15/02/1997</text:p>
          </table:table-cell>
          <table:table-cell table:style-name="ce25" office:value-type="string">
            <text:p>España</text:p>
          </table:table-cell>
          <table:table-cell table:style-name="ce27" office:value-type="float" office:value="47.7083408459846">
            <text:p> 47,71€ </text:p>
          </table:table-cell>
          <table:table-cell table:number-columns-repeated="250"/>
        </table:table-row>
        <table:table-row table:style-name="ro1">
          <table:table-cell table:style-name="ce28" office:value-type="string">
            <text:p>JUGUETERÍA</text:p>
          </table:table-cell>
          <table:table-cell table:style-name="ce28" office:value-type="string">
            <text:p>Pie de lámpara</text:p>
          </table:table-cell>
          <table:table-cell table:style-name="ce25" office:value-type="date" office:date-value="1997-05-27T00:00:00">
            <text:p>27/05/1997</text:p>
          </table:table-cell>
          <table:table-cell table:style-name="ce28" office:value-type="string">
            <text:p>Turquía</text:p>
          </table:table-cell>
          <table:table-cell table:style-name="ce29" office:value-type="float" office:value="33.1337973146779">
            <text:p> 33,13€ </text:p>
          </table:table-cell>
          <table:table-cell table:number-columns-repeated="250"/>
        </table:table-row>
        <calcext:conditional-formats/>
        <table:named-expressions>
          <table:named-range table:name="ARTÍCULOS" table:cell-range-address="$ARTÍCULOS.$A$1:.$E$38" table:base-cell-address="$ARTÍCULOS.$A$1"/>
        </table:named-expressions>
      </table:table>
      <table:named-expressions>
        <table:named-expression table:name="ARTÍCULOS" table:expression="$[.#REF!#REF!]" table:base-cell-address="$ARTÍCULOS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MS Sans Serif" svg:font-family="MS Sans Serif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day number:style="long"/>
      <number:text>/</number:text>
      <number:month number:style="long"/>
      <number:text>/</number:text>
      <number:year number:style="long"/>
    </number:date-style>
    <number:number-style style:name="N176P0" style:volatile="true">
      <number:text>  </number:text>
      <number:number number:decimal-places="0" number:min-integer-digits="1" number:grouping="true"/>
      <number:text>Pts </number:text>
    </number:number-style>
    <number:number-style style:name="N176P1" style:volatile="true">
      <number:text>- </number:text>
      <number:number number:decimal-places="0" number:min-integer-digits="1" number:grouping="true"/>
      <number:text>Pts </number:text>
    </number:number-style>
    <number:text-style style:name="N176P2" style:volatile="true">
      <number:text>  </number:text>
      <number:text>-</number:text>
      <number:text>Pts </number:text>
    </number:text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 </number:text>
      <number:number number:decimal-places="0" number:min-integer-digits="1" number:grouping="true"/>
      <number:text>    </number:text>
    </number:number-style>
    <number:number-style style:name="N177P1" style:volatile="true">
      <number:text>- </number:text>
      <number:number number:decimal-places="0" number:min-integer-digits="1" number:grouping="true"/>
      <number:text>    </number:text>
    </number:number-style>
    <number:text-style style:name="N177P2" style:volatile="true">
      <number:text>  </number:text>
      <number:text>-    </number:text>
    </number:text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 </number:text>
      <number:number number:min-integer-digits="1" number:grouping="true" number:decimal-places="2"/>
      <number:text>Pts </number:text>
    </number:number-style>
    <number:number-style style:name="N178P1" style:volatile="true">
      <number:text>- </number:text>
      <number:number number:min-integer-digits="1" number:grouping="true" number:decimal-places="2"/>
      <number:text>Pts </number:text>
    </number:number-style>
    <number:text-style style:name="N178P2" style:volatile="true">
      <number:text>  </number:text>
      <number:text>-</number:text>
      <number:text>Pts </number:text>
    </number:text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   </number:text>
    </number:number-style>
    <number:number-style style:name="N179P1" style:volatile="true">
      <number:text>- </number:text>
      <number:number number:min-integer-digits="1" number:grouping="true" number:decimal-places="2"/>
      <number:text>    </number:text>
    </number:number-style>
    <number:text-style style:name="N179P2" style:volatile="true">
      <number:text>  </number:text>
      <number:text>-    </number:text>
    </number:text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- </number:text>
      <number:number number:min-integer-digits="1" number:grouping="true" number:decimal-places="2"/>
      <number:text> </number:text>
    </number:number-style>
    <number:text-style style:name="N180P2" style:volatile="true">
      <number:text>  </number:text>
      <number:text>- </number:text>
    </number:text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olLevel_0" style:family="table-cell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Euro" style:family="table-cell" style:data-style-name="N180"/>
    <style:style style:name="Hyperlink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Followed Hyperlink" style:family="table-cell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FF" style:text-underline-style="solid" style:text-underline-type="single"/>
    </style:style>
    <style:style style:name="Comma" style:family="table-cell" style:data-style-name="N179"/>
    <style:style style:name="Comma [0]" style:family="table-cell" style:data-style-name="N177"/>
    <style:style style:name="Currency" style:family="table-cell" style:data-style-name="N178"/>
    <style:style style:name="Currency [0]" style:family="table-cell" style:data-style-name="N176"/>
    <style:style style:name="Percent" style:family="table-cell" style:data-style-name="N9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style style:name="T1" style:family="text">
      <style:text-properties style:font-name="MS Sans Serif" style:font-name-asian="MS Sans Serif" fo:font-size="10pt" fo:color="#000000"/>
    </style:style>
  </office:automatic-styles>
  <office:master-styles>
    <style:master-page style:name="PageStyle_5f_ARTÍCULOS" style:display-name="PageStyle_ARTÍCULOS" style:page-layout-name="pm1">
      <style:header>
        <style:region-center>
          <text:p><text:span text:style-name="T1"><text:sheet-name>???</text:sheet-name></text:span></text:p>
        </style:region-center>
      </style:header>
      <style:header-left style:display="false"/>
      <style:footer>
        <style:region-center>
          <text:p><text:span text:style-name="T1">Page </text:span><text:span text:style-name="T1"><text:page-number>1</text:page-number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creation-date>2003-03-25T12:01:58Z</meta:creation-date>
    <dc:date>2003-03-26T22:35:36Z</dc:date>
    <meta:print-date>2002-01-29T18:41:44Z</meta:print-date>
  </office:meta>
</office:document-meta>
</file>